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iostream&gt;</text:p>
      <text:p text:style-name="Standard">using namespace std;</text:p>
      <text:p text:style-name="Standard">int main()</text:p>
      <text:p text:style-name="Standard">{</text:p>
      <text:p text:style-name="Standard"><text:s text:c="4"/>struct student</text:p>
      <text:p text:style-name="Standard"><text:s text:c="4"/>{</text:p>
      <text:p text:style-name="Standard"><text:s text:c="8"/>char name[8];</text:p>
      <text:p text:style-name="Standard"><text:s text:c="8"/>int rollno;</text:p>
      <text:p text:style-name="Standard"><text:s text:c="8"/>int marks;</text:p>
      <text:p text:style-name="Standard"><text:s text:c="4"/>};</text:p>
      <text:p text:style-name="Standard"><text:s text:c="4"/>struct student s1,s2;</text:p>
      <text:p text:style-name="Standard"><text:s text:c="4"/>cout&lt;&lt;"enter name"&lt;&lt;endl;</text:p>
      <text:p text:style-name="Standard"><text:s text:c="4"/>cin&gt;&gt;s1.name;</text:p>
      <text:p text:style-name="Standard"><text:s text:c="4"/>cout&lt;&lt;"enter rollno"&lt;&lt;endl;</text:p>
      <text:p text:style-name="Standard"><text:s text:c="4"/>cin&gt;&gt;s1.rollno;</text:p>
      <text:p text:style-name="Standard"><text:s text:c="4"/>cout&lt;&lt;"enter marks"&lt;&lt;endl;</text:p>
      <text:p text:style-name="Standard"><text:s text:c="4"/>cin&gt;&gt;s1.marks;</text:p>
      <text:p text:style-name="Standard"><text:s text:c="4"/>cout&lt;&lt;"enter name"&lt;&lt;endl;</text:p>
      <text:p text:style-name="Standard"><text:s text:c="4"/>cin&gt;&gt;s2.name;</text:p>
      <text:p text:style-name="Standard"><text:s text:c="4"/>cout&lt;&lt;"enter rollno"&lt;&lt;endl;</text:p>
      <text:p text:style-name="Standard"><text:s text:c="4"/>cin&gt;&gt;s2.rollno;</text:p>
      <text:p text:style-name="Standard"><text:s text:c="4"/>cout&lt;&lt;"enter marks"&lt;&lt;endl;</text:p>
      <text:p text:style-name="Standard"><text:s text:c="4"/>cin&gt;&gt;s2.marks;</text:p>
      <text:p text:style-name="Standard"><text:s text:c="4"/>cout&lt;&lt;"name:"&lt;&lt;s1.name&lt;&lt;endl&lt;&lt;"rollno:"&lt;&lt;s1.rollno&lt;&lt;endl&lt;&lt;"marks:"&lt;&lt;s1.marks&lt;&lt;endl;</text:p>
      <text:p text:style-name="Standard"><text:s text:c="4"/>cout&lt;&lt;"name:"&lt;&lt;s2.name&lt;&lt;endl&lt;&lt;"rollno:"&lt;&lt;s2.rollno&lt;&lt;endl&lt;&lt;"marks:"&lt;&lt;s2.marks&lt;&lt;endl;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5:22:12.248419136</meta:creation-date>
    <dc:date>2022-01-03T15:23:24.762907300</dc:date>
    <meta:editing-duration>PT1M13S</meta:editing-duration>
    <meta:editing-cycles>1</meta:editing-cycles>
    <meta:document-statistic meta:table-count="0" meta:image-count="0" meta:object-count="0" meta:page-count="1" meta:paragraph-count="27" meta:word-count="41" meta:character-count="628" meta:non-whitespace-character-count="513"/>
    <meta:generator>LibreOffice/6.4.7.2$Linux_X86_64 LibreOffice_project/40$Build-2</meta:generator>
  </office:meta>
</office:document-meta>
</file>